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36.39mm"/>
    </style:style>
    <style:style style:name="co9" style:family="table-column">
      <style:table-column-properties fo:break-before="auto" style:column-width="4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5:Feuille2.A45 Feuille2.B25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549.47mm" svg:y="281.53mm">
            <loext:p draw:notify-on-update-of-ranges="Feuille4.B87:Feuille4.B109 Feuille4.H87:Feuille4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56.12mm" svg:height="144.06mm" svg:x="26.86mm" svg:y="456.13mm">
            <loext:p draw:notify-on-update-of-ranges="Feuille4.B87:Feuille4.B97 Feuille4.C86:Feuille4.C86 Feuille4.C87:Feuille4.C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9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LOPE([.I3:.I6];[.H3])" office:value-type="string" office:string-value="" calcext:value-type="error">
            <text:p>Err :502</text:p>
          </table:table-cell>
          <table:table-cell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2]/2^([.B1])" office:value-type="float" office:value="0.00003125" calcext:value-type="float">
            <text:p>3,125E-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(Pcal=1W)</text:p>
          </table:table-cell>
          <table:table-cell table:formula="of:=[.B4]*10" office:value-type="float" office:value="0.0003125" calcext:value-type="float">
            <text:p>0,00031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5"/>
        </table:table-row>
        <table:table-row table:style-name="ro1">
          <table:table-cell/>
          <table:table-cell table:formula="of:=[.F19]" office:value-type="float" office:value="0.0004" calcext:value-type="float">
            <text:p>0,0004</text:p>
          </table:table-cell>
          <table:table-cell/>
          <table:table-cell table:formula="of:=[.B5]/[.B8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1</text:p>
          </table:table-cell>
          <table:table-cell table:formula="of:=[.F8]-[.B11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table:formula="of:=[.D8]*[.F8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à 1W</text:p>
          </table:table-cell>
          <table:table-cell table:number-columns-repeated="4"/>
        </table:table-row>
        <table:table-row table:style-name="ro1">
          <table:table-cell table:formula="of:=[.D16]+[.$B$13]" office:value-type="float" office:value="27" calcext:value-type="float">
            <text:p>27</text:p>
          </table:table-cell>
          <table:table-cell table:formula="of:=10^(([.A16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16]*[.$D$11]/([.$D$10]+[.$D$11])" office:value-type="float" office:value="0.0001015625" calcext:value-type="float">
            <text:p>0,0001015625</text:p>
          </table:table-cell>
          <table:table-cell table:number-columns-repeated="4"/>
        </table:table-row>
        <table:table-row table:style-name="ro1">
          <table:table-cell table:formula="of:=[.D17]+[.$B$13]" office:value-type="float" office:value="28" calcext:value-type="float">
            <text:p>28</text:p>
          </table:table-cell>
          <table:table-cell table:formula="of:=10^(([.A17]-30)/10)" office:value-type="float" office:value="0.630957344480193" calcext:value-type="float">
            <text:p>0,630957344480193</text:p>
          </table:table-cell>
          <table:table-cell/>
          <table:table-cell table:formula="of:=[.D16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17]*[.$D$11]/([.$D$10]+[.$D$11])" office:value-type="float" office:value="0.00015625" calcext:value-type="float">
            <text:p>0,00015625</text:p>
          </table:table-cell>
          <table:table-cell table:number-columns-repeated="4"/>
        </table:table-row>
        <table:table-row table:style-name="ro1">
          <table:table-cell table:formula="of:=[.D18]+[.$B$13]" office:value-type="float" office:value="29" calcext:value-type="float">
            <text:p>29</text:p>
          </table:table-cell>
          <table:table-cell table:formula="of:=10^(([.A18]-30)/10)" office:value-type="float" office:value="0.794328234724282" calcext:value-type="float">
            <text:p>0,794328234724282</text:p>
          </table:table-cell>
          <table:table-cell/>
          <table:table-cell table:formula="of:=[.D17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18]*[.$D$11]/([.$D$10]+[.$D$11])" office:value-type="float" office:value="0.0002734375" calcext:value-type="float">
            <text:p>0,0002734375</text:p>
          </table:table-cell>
          <table:table-cell table:number-columns-repeated="4"/>
        </table:table-row>
        <table:table-row table:style-name="ro1">
          <table:table-cell table:formula="of:=[.D19]+[.$B$13]" office:value-type="float" office:value="30" calcext:value-type="float">
            <text:p>30</text:p>
          </table:table-cell>
          <table:table-cell table:formula="of:=10^(([.A19]-30)/10)" office:value-type="float" office:value="1" calcext:value-type="float">
            <text:p>1</text:p>
          </table:table-cell>
          <table:table-cell/>
          <table:table-cell table:formula="of:=[.D18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9]*[.$D$11]/([.$D$10]+[.$D$11])" office:value-type="float" office:value="0.0003125" calcext:value-type="float">
            <text:p>0,0003125</text:p>
          </table:table-cell>
          <table:table-cell table:number-columns-repeated="4"/>
        </table:table-row>
        <table:table-row table:style-name="ro1">
          <table:table-cell table:formula="of:=[.D20]+[.$B$13]" office:value-type="float" office:value="31" calcext:value-type="float">
            <text:p>31</text:p>
          </table:table-cell>
          <table:table-cell table:formula="of:=10^(([.A20]-30)/10)" office:value-type="float" office:value="1.25892541179417" calcext:value-type="float">
            <text:p>1,25892541179417</text:p>
          </table:table-cell>
          <table:table-cell/>
          <table:table-cell table:formula="of:=[.D19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0]*[.$D$11]/([.$D$10]+[.$D$11])" office:value-type="float" office:value="0.0005640625" calcext:value-type="float">
            <text:p>0,0005640625</text:p>
          </table:table-cell>
          <table:table-cell table:number-columns-repeated="4"/>
        </table:table-row>
        <table:table-row table:style-name="ro1">
          <table:table-cell table:formula="of:=[.D21]+[.$B$13]" office:value-type="float" office:value="32" calcext:value-type="float">
            <text:p>32</text:p>
          </table:table-cell>
          <table:table-cell table:formula="of:=10^(([.A21]-30)/10)" office:value-type="float" office:value="1.58489319246111" calcext:value-type="float">
            <text:p>1,58489319246111</text:p>
          </table:table-cell>
          <table:table-cell/>
          <table:table-cell table:formula="of:=[.D20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1]*[.$D$11]/([.$D$10]+[.$D$11])" office:value-type="float" office:value="0.0007890625" calcext:value-type="float">
            <text:p>0,0007890625</text:p>
          </table:table-cell>
          <table:table-cell table:number-columns-repeated="4"/>
        </table:table-row>
        <table:table-row table:style-name="ro1">
          <table:table-cell table:formula="of:=[.D22]+[.$B$13]" office:value-type="float" office:value="33" calcext:value-type="float">
            <text:p>33</text:p>
          </table:table-cell>
          <table:table-cell table:formula="of:=10^(([.A22]-30)/10)" office:value-type="float" office:value="1.99526231496888" calcext:value-type="float">
            <text:p>1,99526231496888</text:p>
          </table:table-cell>
          <table:table-cell/>
          <table:table-cell table:formula="of:=[.D21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2]*[.$D$11]/([.$D$10]+[.$D$11])" office:value-type="float" office:value="0.00125" calcext:value-type="float">
            <text:p>0,00125</text:p>
          </table:table-cell>
          <table:table-cell table:number-columns-repeated="4"/>
        </table:table-row>
        <table:table-row table:style-name="ro1">
          <table:table-cell table:formula="of:=[.D23]+[.$B$13]" office:value-type="float" office:value="34" calcext:value-type="float">
            <text:p>34</text:p>
          </table:table-cell>
          <table:table-cell table:formula="of:=10^(([.A23]-30)/10)" office:value-type="float" office:value="2.51188643150958" calcext:value-type="float">
            <text:p>2,51188643150958</text:p>
          </table:table-cell>
          <table:table-cell/>
          <table:table-cell table:formula="of:=[.D22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3]*[.$D$11]/([.$D$10]+[.$D$11])" office:value-type="float" office:value="0.00190625" calcext:value-type="float">
            <text:p>0,00190625</text:p>
          </table:table-cell>
          <table:table-cell table:number-columns-repeated="4"/>
        </table:table-row>
        <table:table-row table:style-name="ro1">
          <table:table-cell table:formula="of:=[.D24]+[.$B$13]" office:value-type="float" office:value="35" calcext:value-type="float">
            <text:p>35</text:p>
          </table:table-cell>
          <table:table-cell table:formula="of:=10^(([.A24]-30)/10)" office:value-type="float" office:value="3.16227766016838" calcext:value-type="float">
            <text:p>3,16227766016838</text:p>
          </table:table-cell>
          <table:table-cell/>
          <table:table-cell table:formula="of:=[.D23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4]*[.$D$11]/([.$D$10]+[.$D$11])" office:value-type="float" office:value="0.0041328125" calcext:value-type="float">
            <text:p>0,0041328125</text:p>
          </table:table-cell>
          <table:table-cell table:number-columns-repeated="4"/>
        </table:table-row>
        <table:table-row table:style-name="ro1">
          <table:table-cell table:formula="of:=[.D25]+[.$B$13]" office:value-type="float" office:value="36" calcext:value-type="float">
            <text:p>36</text:p>
          </table:table-cell>
          <table:table-cell table:formula="of:=10^(([.A25]-30)/10)" office:value-type="float" office:value="3.98107170553497" calcext:value-type="float">
            <text:p>3,98107170553497</text:p>
          </table:table-cell>
          <table:table-cell/>
          <table:table-cell table:formula="of:=[.D24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5]*[.$D$11]/([.$D$10]+[.$D$11])" office:value-type="float" office:value="0.005078125" calcext:value-type="float">
            <text:p>0,005078125</text:p>
          </table:table-cell>
          <table:table-cell table:number-columns-repeated="4"/>
        </table:table-row>
        <table:table-row table:style-name="ro1">
          <table:table-cell table:formula="of:=[.D26]+[.$B$13]" office:value-type="float" office:value="37" calcext:value-type="float">
            <text:p>37</text:p>
          </table:table-cell>
          <table:table-cell table:formula="of:=10^(([.A26]-30)/10)" office:value-type="float" office:value="5.01187233627272" calcext:value-type="float">
            <text:p>5,01187233627272</text:p>
          </table:table-cell>
          <table:table-cell/>
          <table:table-cell table:formula="of:=[.D25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6]*[.$D$11]/([.$D$10]+[.$D$11])" office:value-type="float" office:value="0.0078125" calcext:value-type="float">
            <text:p>0,0078125</text:p>
          </table:table-cell>
          <table:table-cell table:number-columns-repeated="4"/>
        </table:table-row>
        <table:table-row table:style-name="ro1">
          <table:table-cell table:formula="of:=[.D27]+[.$B$13]" office:value-type="float" office:value="38" calcext:value-type="float">
            <text:p>38</text:p>
          </table:table-cell>
          <table:table-cell table:formula="of:=10^(([.A27]-30)/10)" office:value-type="float" office:value="6.30957344480193" calcext:value-type="float">
            <text:p>6,30957344480193</text:p>
          </table:table-cell>
          <table:table-cell/>
          <table:table-cell table:formula="of:=[.D26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7]*[.$D$11]/([.$D$10]+[.$D$11])" office:value-type="float" office:value="0.01296875" calcext:value-type="float">
            <text:p>0,01296875</text:p>
          </table:table-cell>
          <table:table-cell table:number-columns-repeated="4"/>
        </table:table-row>
        <table:table-row table:style-name="ro1">
          <table:table-cell table:formula="of:=[.D28]+[.$B$13]" office:value-type="float" office:value="39" calcext:value-type="float">
            <text:p>39</text:p>
          </table:table-cell>
          <table:table-cell table:formula="of:=10^(([.A28]-30)/10)" office:value-type="float" office:value="7.94328234724282" calcext:value-type="float">
            <text:p>7,94328234724282</text:p>
          </table:table-cell>
          <table:table-cell/>
          <table:table-cell table:formula="of:=[.D27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8]*[.$D$11]/([.$D$10]+[.$D$11])" office:value-type="float" office:value="0.020234375" calcext:value-type="float">
            <text:p>0,020234375</text:p>
          </table:table-cell>
          <table:table-cell table:number-columns-repeated="4"/>
        </table:table-row>
        <table:table-row table:style-name="ro1">
          <table:table-cell table:formula="of:=[.D29]+[.$B$13]" office:value-type="float" office:value="40" calcext:value-type="float">
            <text:p>40</text:p>
          </table:table-cell>
          <table:table-cell table:formula="of:=10^(([.A29]-30)/10)" office:value-type="float" office:value="10" calcext:value-type="float">
            <text:p>10</text:p>
          </table:table-cell>
          <table:table-cell/>
          <table:table-cell table:formula="of:=[.D28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9]*[.$D$11]/([.$D$10]+[.$D$11])" office:value-type="float" office:value="0.0303125" calcext:value-type="float">
            <text:p>0,0303125</text:p>
          </table:table-cell>
          <table:table-cell table:number-columns-repeated="4"/>
        </table:table-row>
        <table:table-row table:style-name="ro1">
          <table:table-cell table:formula="of:=[.D30]+[.$B$13]" office:value-type="float" office:value="41" calcext:value-type="float">
            <text:p>41</text:p>
          </table:table-cell>
          <table:table-cell table:formula="of:=10^(([.A30]-30)/10)" office:value-type="float" office:value="12.5892541179417" calcext:value-type="float">
            <text:p>12,5892541179417</text:p>
          </table:table-cell>
          <table:table-cell/>
          <table:table-cell table:formula="of:=[.D29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0]*[.$D$11]/([.$D$10]+[.$D$11])" office:value-type="float" office:value="0.04078125" calcext:value-type="float">
            <text:p>0,04078125</text:p>
          </table:table-cell>
          <table:table-cell table:number-columns-repeated="4"/>
        </table:table-row>
        <table:table-row table:style-name="ro1">
          <table:table-cell table:formula="of:=[.D31]+[.$B$13]" office:value-type="float" office:value="42" calcext:value-type="float">
            <text:p>42</text:p>
          </table:table-cell>
          <table:table-cell table:formula="of:=10^(([.A31]-30)/10)" office:value-type="float" office:value="15.8489319246111" calcext:value-type="float">
            <text:p>15,8489319246111</text:p>
          </table:table-cell>
          <table:table-cell/>
          <table:table-cell table:formula="of:=[.D30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1]*[.$D$11]/([.$D$10]+[.$D$11])" office:value-type="float" office:value="0.06234375" calcext:value-type="float">
            <text:p>0,06234375</text:p>
          </table:table-cell>
          <table:table-cell table:number-columns-repeated="4"/>
        </table:table-row>
        <table:table-row table:style-name="ro1">
          <table:table-cell table:formula="of:=[.D32]+[.$B$13]" office:value-type="float" office:value="43" calcext:value-type="float">
            <text:p>43</text:p>
          </table:table-cell>
          <table:table-cell table:formula="of:=10^(([.A32]-30)/10)" office:value-type="float" office:value="19.9526231496888" calcext:value-type="float">
            <text:p>19,9526231496888</text:p>
          </table:table-cell>
          <table:table-cell/>
          <table:table-cell table:formula="of:=[.D31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32]*[.$D$11]/([.$D$10]+[.$D$11])" office:value-type="float" office:value="0.078125" calcext:value-type="float">
            <text:p>0,078125</text:p>
          </table:table-cell>
          <table:table-cell table:number-columns-repeated="4"/>
        </table:table-row>
        <table:table-row table:style-name="ro1">
          <table:table-cell table:formula="of:=[.D33]+[.$B$13]" office:value-type="float" office:value="44" calcext:value-type="float">
            <text:p>44</text:p>
          </table:table-cell>
          <table:table-cell table:formula="of:=10^(([.A33]-30)/10)" office:value-type="float" office:value="25.1188643150958" calcext:value-type="float">
            <text:p>25,1188643150958</text:p>
          </table:table-cell>
          <table:table-cell/>
          <table:table-cell table:formula="of:=[.D32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33]*[.$D$11]/([.$D$10]+[.$D$11])" office:value-type="float" office:value="0.10546875" calcext:value-type="float">
            <text:p>0,10546875</text:p>
          </table:table-cell>
          <table:table-cell table:number-columns-repeated="4"/>
        </table:table-row>
        <table:table-row table:style-name="ro1">
          <table:table-cell table:formula="of:=[.D34]+[.$B$13]" office:value-type="float" office:value="45" calcext:value-type="float">
            <text:p>45</text:p>
          </table:table-cell>
          <table:table-cell table:formula="of:=10^(([.A34]-30)/10)" office:value-type="float" office:value="31.6227766016838" calcext:value-type="float">
            <text:p>31,6227766016838</text:p>
          </table:table-cell>
          <table:table-cell/>
          <table:table-cell table:formula="of:=[.D33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34]*[.$D$11]/([.$D$10]+[.$D$11])" office:value-type="float" office:value="0.1328125" calcext:value-type="float">
            <text:p>0,1328125</text:p>
          </table:table-cell>
          <table:table-cell table:number-columns-repeated="4"/>
        </table:table-row>
        <table:table-row table:style-name="ro1">
          <table:table-cell table:formula="of:=[.D35]+[.$B$13]" office:value-type="float" office:value="46" calcext:value-type="float">
            <text:p>46</text:p>
          </table:table-cell>
          <table:table-cell table:formula="of:=10^(([.A35]-30)/10)" office:value-type="float" office:value="39.8107170553497" calcext:value-type="float">
            <text:p>39,8107170553497</text:p>
          </table:table-cell>
          <table:table-cell/>
          <table:table-cell table:formula="of:=[.D34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35]*[.$D$11]/([.$D$10]+[.$D$11])" office:value-type="float" office:value="0.1625" calcext:value-type="float">
            <text:p>0,1625</text:p>
          </table:table-cell>
          <table:table-cell table:number-columns-repeated="4"/>
        </table:table-row>
        <table:table-row table:style-name="ro1">
          <table:table-cell table:formula="of:=[.D36]+[.$B$13]" office:value-type="float" office:value="47" calcext:value-type="float">
            <text:p>47</text:p>
          </table:table-cell>
          <table:table-cell table:formula="of:=10^(([.A36]-30)/10)" office:value-type="float" office:value="50.1187233627272" calcext:value-type="float">
            <text:p>50,1187233627272</text:p>
          </table:table-cell>
          <table:table-cell/>
          <table:table-cell table:formula="of:=[.D35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36]*[.$D$11]/([.$D$10]+[.$D$11])" office:value-type="float" office:value="0.190625" calcext:value-type="float">
            <text:p>0,190625</text:p>
          </table:table-cell>
          <table:table-cell table:number-columns-repeated="4"/>
        </table:table-row>
        <table:table-row table:style-name="ro1">
          <table:table-cell table:formula="of:=[.D37]+[.$B$13]" office:value-type="float" office:value="48" calcext:value-type="float">
            <text:p>48</text:p>
          </table:table-cell>
          <table:table-cell table:formula="of:=10^(([.A37]-30)/10)" office:value-type="float" office:value="63.0957344480193" calcext:value-type="float">
            <text:p>63,0957344480193</text:p>
          </table:table-cell>
          <table:table-cell/>
          <table:table-cell table:formula="of:=[.D36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37]*[.$D$11]/([.$D$10]+[.$D$11])" office:value-type="float" office:value="0.23671875" calcext:value-type="float">
            <text:p>0,23671875</text:p>
          </table:table-cell>
          <table:table-cell table:number-columns-repeated="4"/>
        </table:table-row>
        <table:table-row table:style-name="ro1">
          <table:table-cell table:formula="of:=[.D38]+[.$B$13]" office:value-type="float" office:value="49" calcext:value-type="float">
            <text:p>49</text:p>
          </table:table-cell>
          <table:table-cell table:formula="of:=10^(([.A38]-30)/10)" office:value-type="float" office:value="79.4328234724281" calcext:value-type="float">
            <text:p>79,4328234724281</text:p>
          </table:table-cell>
          <table:table-cell/>
          <table:table-cell table:formula="of:=[.D37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38]*[.$D$11]/([.$D$10]+[.$D$11])" office:value-type="float" office:value="0.284375" calcext:value-type="float">
            <text:p>0,284375</text:p>
          </table:table-cell>
          <table:table-cell table:number-columns-repeated="4"/>
        </table:table-row>
        <table:table-row table:style-name="ro1">
          <table:table-cell table:formula="of:=[.D39]+[.$B$13]" office:value-type="float" office:value="50" calcext:value-type="float">
            <text:p>50</text:p>
          </table:table-cell>
          <table:table-cell table:formula="of:=10^(([.A39]-30)/10)" office:value-type="float" office:value="100" calcext:value-type="float">
            <text:p>100</text:p>
          </table:table-cell>
          <table:table-cell/>
          <table:table-cell table:formula="of:=[.D38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39]*[.$D$11]/([.$D$10]+[.$D$11])" office:value-type="float" office:value="0.34140625" calcext:value-type="float">
            <text:p>0,34140625</text:p>
          </table:table-cell>
          <table:table-cell table:number-columns-repeated="4"/>
        </table:table-row>
        <table:table-row table:style-name="ro1">
          <table:table-cell table:formula="of:=[.D40]+[.$B$13]" office:value-type="float" office:value="51" calcext:value-type="float">
            <text:p>51</text:p>
          </table:table-cell>
          <table:table-cell table:formula="of:=10^(([.A40]-30)/10)" office:value-type="float" office:value="125.892541179417" calcext:value-type="float">
            <text:p>125,892541179417</text:p>
          </table:table-cell>
          <table:table-cell/>
          <table:table-cell table:formula="of:=[.D39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0]*[.$D$11]/([.$D$10]+[.$D$11])" office:value-type="float" office:value="0.39296875" calcext:value-type="float">
            <text:p>0,39296875</text:p>
          </table:table-cell>
          <table:table-cell table:number-columns-repeated="4"/>
        </table:table-row>
        <table:table-row table:style-name="ro1">
          <table:table-cell table:formula="of:=[.D41]+[.$B$13]" office:value-type="float" office:value="52" calcext:value-type="float">
            <text:p>52</text:p>
          </table:table-cell>
          <table:table-cell table:formula="of:=10^(([.A41]-30)/10)" office:value-type="float" office:value="158.489319246111" calcext:value-type="float">
            <text:p>158,489319246111</text:p>
          </table:table-cell>
          <table:table-cell/>
          <table:table-cell table:formula="of:=[.D40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1]*[.$D$11]/([.$D$10]+[.$D$11])" office:value-type="float" office:value="0.465625" calcext:value-type="float">
            <text:p>0,465625</text:p>
          </table:table-cell>
          <table:table-cell table:number-columns-repeated="4"/>
        </table:table-row>
        <table:table-row table:style-name="ro1">
          <table:table-cell table:formula="of:=[.D42]+[.$B$13]" office:value-type="float" office:value="53" calcext:value-type="float">
            <text:p>53</text:p>
          </table:table-cell>
          <table:table-cell table:formula="of:=10^(([.A42]-30)/10)" office:value-type="float" office:value="199.526231496888" calcext:value-type="float">
            <text:p>199,526231496888</text:p>
          </table:table-cell>
          <table:table-cell/>
          <table:table-cell table:formula="of:=[.D41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42]*[.$D$11]/([.$D$10]+[.$D$11])" office:value-type="float" office:value="0.5515625" calcext:value-type="float">
            <text:p>0,5515625</text:p>
          </table:table-cell>
          <table:table-cell table:number-columns-repeated="4"/>
        </table:table-row>
        <table:table-row table:style-name="ro1">
          <table:table-cell table:formula="of:=[.D43]+[.$B$13]" office:value-type="float" office:value="54" calcext:value-type="float">
            <text:p>54</text:p>
          </table:table-cell>
          <table:table-cell table:formula="of:=10^(([.A43]-30)/10)" office:value-type="float" office:value="251.188643150958" calcext:value-type="float">
            <text:p>251,188643150958</text:p>
          </table:table-cell>
          <table:table-cell/>
          <table:table-cell table:formula="of:=[.D42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43]*[.$D$11]/([.$D$10]+[.$D$11])" office:value-type="float" office:value="0.6359375" calcext:value-type="float">
            <text:p>0,6359375</text:p>
          </table:table-cell>
          <table:table-cell table:number-columns-repeated="4"/>
        </table:table-row>
        <table:table-row table:style-name="ro1">
          <table:table-cell table:formula="of:=[.D44]+[.$B$13]" office:value-type="float" office:value="55" calcext:value-type="float">
            <text:p>55</text:p>
          </table:table-cell>
          <table:table-cell table:formula="of:=10^(([.A44]-30)/10)" office:value-type="float" office:value="316.227766016838" calcext:value-type="float">
            <text:p>316,227766016838</text:p>
          </table:table-cell>
          <table:table-cell/>
          <table:table-cell table:formula="of:=[.D43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44]*[.$D$11]/([.$D$10]+[.$D$11])" office:value-type="float" office:value="0.7328125" calcext:value-type="float">
            <text:p>0,7328125</text:p>
          </table:table-cell>
          <table:table-cell table:number-columns-repeated="4"/>
        </table:table-row>
        <table:table-row table:style-name="ro1">
          <table:table-cell table:formula="of:=[.D45]+[.$B$13]" office:value-type="float" office:value="56" calcext:value-type="float">
            <text:p>56</text:p>
          </table:table-cell>
          <table:table-cell table:formula="of:=10^(([.A45]-30)/10)" office:value-type="float" office:value="398.107170553497" calcext:value-type="float">
            <text:p>398,107170553497</text:p>
          </table:table-cell>
          <table:table-cell/>
          <table:table-cell table:formula="of:=[.D44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45]*[.$D$11]/([.$D$10]+[.$D$11])" office:value-type="float" office:value="0.859375" calcext:value-type="float">
            <text:p>0,859375</text:p>
          </table:table-cell>
          <table:table-cell table:number-columns-repeated="4"/>
        </table:table-row>
        <table:table-row table:style-name="ro1">
          <table:table-cell table:formula="of:=[.D46]+[.$B$13]" office:value-type="float" office:value="57" calcext:value-type="float">
            <text:p>57</text:p>
          </table:table-cell>
          <table:table-cell table:formula="of:=10^(([.A46]-30)/10)" office:value-type="float" office:value="501.187233627272" calcext:value-type="float">
            <text:p>501,187233627272</text:p>
          </table:table-cell>
          <table:table-cell/>
          <table:table-cell table:formula="of:=[.D45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46]*[.$D$11]/([.$D$10]+[.$D$11])" office:value-type="float" office:value="0.9921875" calcext:value-type="float">
            <text:p>0,9921875</text:p>
          </table:table-cell>
          <table:table-cell table:number-columns-repeated="4"/>
        </table:table-row>
        <table:table-row table:style-name="ro1">
          <table:table-cell table:formula="of:=[.D47]+[.$B$13]" office:value-type="float" office:value="58" calcext:value-type="float">
            <text:p>58</text:p>
          </table:table-cell>
          <table:table-cell table:formula="of:=10^(([.A47]-30)/10)" office:value-type="float" office:value="630.957344480193" calcext:value-type="float">
            <text:p>630,957344480193</text:p>
          </table:table-cell>
          <table:table-cell/>
          <table:table-cell table:formula="of:=[.D46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47]*[.$D$11]/([.$D$10]+[.$D$11])" office:value-type="float" office:value="1.1328125" calcext:value-type="float">
            <text:p>1,1328125</text:p>
          </table:table-cell>
          <table:table-cell table:number-columns-repeated="4"/>
        </table:table-row>
        <table:table-row table:style-name="ro1">
          <table:table-cell table:formula="of:=[.D48]+[.$B$13]" office:value-type="float" office:value="59" calcext:value-type="float">
            <text:p>59</text:p>
          </table:table-cell>
          <table:table-cell table:formula="of:=10^(([.A48]-30)/10)" office:value-type="float" office:value="794.328234724281" calcext:value-type="float">
            <text:p>794,328234724281</text:p>
          </table:table-cell>
          <table:table-cell/>
          <table:table-cell table:formula="of:=[.D47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48]*[.$D$11]/([.$D$10]+[.$D$11])" office:value-type="float" office:value="1.296875" calcext:value-type="float">
            <text:p>1,296875</text:p>
          </table:table-cell>
          <table:table-cell table:number-columns-repeated="4"/>
        </table:table-row>
        <table:table-row table:style-name="ro1">
          <table:table-cell table:formula="of:=[.D49]+[.$B$13]" office:value-type="float" office:value="60" calcext:value-type="float">
            <text:p>60</text:p>
          </table:table-cell>
          <table:table-cell table:formula="of:=10^(([.A49]-30)/10)" office:value-type="float" office:value="1000" calcext:value-type="float">
            <text:p>1000</text:p>
          </table:table-cell>
          <table:table-cell/>
          <table:table-cell table:formula="of:=[.D48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49]*[.$D$11]/([.$D$10]+[.$D$11])" office:value-type="float" office:value="1.484375" calcext:value-type="float">
            <text:p>1,484375</text:p>
          </table:table-cell>
          <table:table-cell table:number-columns-repeated="4"/>
        </table:table-row>
        <table:table-row table:style-name="ro1">
          <table:table-cell table:formula="of:=[.D50]+[.$B$13]" office:value-type="float" office:value="61" calcext:value-type="float">
            <text:p>61</text:p>
          </table:table-cell>
          <table:table-cell table:formula="of:=10^(([.A50]-30)/10)" office:value-type="float" office:value="1258.92541179417" calcext:value-type="float">
            <text:p>1258,92541179417</text:p>
          </table:table-cell>
          <table:table-cell/>
          <table:table-cell table:formula="of:=[.D49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0]*[.$D$11]/([.$D$10]+[.$D$11])" office:value-type="float" office:value="1.6875" calcext:value-type="float">
            <text:p>1,6875</text:p>
          </table:table-cell>
          <table:table-cell table:number-columns-repeated="4"/>
        </table:table-row>
        <table:table-row table:style-name="ro1">
          <table:table-cell table:formula="of:=[.D51]+[.$B$13]" office:value-type="float" office:value="62" calcext:value-type="float">
            <text:p>62</text:p>
          </table:table-cell>
          <table:table-cell table:formula="of:=10^(([.A51]-30)/10)" office:value-type="float" office:value="1584.89319246111" calcext:value-type="float">
            <text:p>1584,89319246111</text:p>
          </table:table-cell>
          <table:table-cell/>
          <table:table-cell table:formula="of:=[.D50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1]*[.$D$11]/([.$D$10]+[.$D$11])" office:value-type="float" office:value="1.921875" calcext:value-type="float">
            <text:p>1,921875</text:p>
          </table:table-cell>
          <table:table-cell table:number-columns-repeated="4"/>
        </table:table-row>
        <table:table-row table:style-name="ro1">
          <table:table-cell table:formula="of:=[.D52]+[.$B$13]" office:value-type="float" office:value="63" calcext:value-type="float">
            <text:p>63</text:p>
          </table:table-cell>
          <table:table-cell table:formula="of:=10^(([.A52]-30)/10)" office:value-type="float" office:value="1995.26231496888" calcext:value-type="float">
            <text:p>1995,26231496888</text:p>
          </table:table-cell>
          <table:table-cell/>
          <table:table-cell table:formula="of:=[.D51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52]*[.$D$11]/([.$D$10]+[.$D$11])" office:value-type="float" office:value="2.1796875" calcext:value-type="float">
            <text:p>2,1796875</text:p>
          </table:table-cell>
          <table:table-cell table:number-columns-repeated="4"/>
        </table:table-row>
        <table:table-row table:style-name="ro1">
          <table:table-cell table:formula="of:=[.D53]+[.$B$13]" office:value-type="float" office:value="64" calcext:value-type="float">
            <text:p>64</text:p>
          </table:table-cell>
          <table:table-cell table:formula="of:=10^(([.A53]-30)/10)" office:value-type="float" office:value="2511.88643150958" calcext:value-type="float">
            <text:p>2511,88643150958</text:p>
          </table:table-cell>
          <table:table-cell/>
          <table:table-cell table:formula="of:=[.D52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53]*[.$D$11]/([.$D$10]+[.$D$11])" office:value-type="float" office:value="2.4765625" calcext:value-type="float">
            <text:p>2,4765625</text:p>
          </table:table-cell>
          <table:table-cell table:number-columns-repeated="4"/>
        </table:table-row>
        <table:table-row table:style-name="ro1">
          <table:table-cell table:formula="of:=[.D54]+[.$B$13]" office:value-type="float" office:value="65" calcext:value-type="float">
            <text:p>65</text:p>
          </table:table-cell>
          <table:table-cell table:formula="of:=10^(([.A54]-30)/10)" office:value-type="float" office:value="3162.27766016838" calcext:value-type="float">
            <text:p>3162,27766016838</text:p>
          </table:table-cell>
          <table:table-cell/>
          <table:table-cell table:formula="of:=[.D53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54]*[.$D$11]/([.$D$10]+[.$D$11])" office:value-type="float" office:value="2.8046875" calcext:value-type="float">
            <text:p>2,8046875</text:p>
          </table:table-cell>
          <table:table-cell table:number-columns-repeated="4"/>
        </table:table-row>
        <table:table-row table:style-name="ro1">
          <table:table-cell table:formula="of:=[.D55]+[.$B$13]" office:value-type="float" office:value="66" calcext:value-type="float">
            <text:p>66</text:p>
          </table:table-cell>
          <table:table-cell table:formula="of:=10^(([.A55]-30)/10)" office:value-type="float" office:value="3981.07170553497" calcext:value-type="float">
            <text:p>3981,07170553497</text:p>
          </table:table-cell>
          <table:table-cell/>
          <table:table-cell table:formula="of:=[.D54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55]*[.$D$11]/([.$D$10]+[.$D$11])" office:value-type="float" office:value="3.140625" calcext:value-type="float">
            <text:p>3,140625</text:p>
          </table:table-cell>
          <table:table-cell table:number-columns-repeated="4"/>
        </table:table-row>
        <table:table-row table:style-name="ro1">
          <table:table-cell table:formula="of:=[.D56]+[.$B$13]" office:value-type="float" office:value="67" calcext:value-type="float">
            <text:p>67</text:p>
          </table:table-cell>
          <table:table-cell table:formula="of:=10^(([.A56]-30)/10)" office:value-type="float" office:value="5011.87233627272" calcext:value-type="float">
            <text:p>5011,87233627272</text:p>
          </table:table-cell>
          <table:table-cell/>
          <table:table-cell table:formula="of:=[.D55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56]*[.$D$11]/([.$D$10]+[.$D$11])" office:value-type="float" office:value="3.5546875" calcext:value-type="float">
            <text:p>3,5546875</text:p>
          </table:table-cell>
          <table:table-cell table:number-columns-repeated="4"/>
        </table:table-row>
        <table:table-row table:style-name="ro1">
          <table:table-cell table:formula="of:=[.D57]+[.$B$13]" office:value-type="float" office:value="68" calcext:value-type="float">
            <text:p>68</text:p>
          </table:table-cell>
          <table:table-cell table:formula="of:=10^(([.A57]-30)/10)" office:value-type="float" office:value="6309.57344480193" calcext:value-type="float">
            <text:p>6309,57344480193</text:p>
          </table:table-cell>
          <table:table-cell/>
          <table:table-cell table:formula="of:=[.D56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57]*[.$D$11]/([.$D$10]+[.$D$11])" office:value-type="float" office:value="4.015625" calcext:value-type="float">
            <text:p>4,015625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Vout (Pin=1W)</text:p>
          </table:table-cell>
          <table:table-cell office:value-type="string" calcext:value-type="string">
            <text:p>Vout (Pin=10W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formula="of:=[.B87]" office:value-type="float" office:value="0.0003125" calcext:value-type="float">
            <text:p>0,0003125</text:p>
          </table:table-cell>
          <table:table-cell table:formula="of:=[.B97]" office:value-type="float" office:value="0.0303125" calcext:value-type="float">
            <text:p>0,0303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formula="of:=[.C87]" office:value-type="float" office:value="1" calcext:value-type="float">
            <text:p>1</text:p>
          </table:table-cell>
          <table:table-cell table:formula="of:=[.C97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6"/>
        </table:table-row>
        <table:table-row table:style-name="ro1">
          <table:table-cell/>
          <table:table-cell table:formula="of:=([.C63]-[.B63])/([.C62]-[.B62])" office:value-type="float" office:value="300" calcext:value-type="float">
            <text:p>300</text:p>
          </table:table-cell>
          <table:table-cell table:formula="of:=[.B63]-[.B67]*[.B62]" office:value-type="float" office:value="0.90625" calcext:value-type="float">
            <text:p>0,90625</text:p>
          </table:table-cell>
          <table:table-cell table:formula="of:=1/[.B67]" office:value-type="float" office:value="0.00333333333333333" calcext:value-type="float">
            <text:p>0,003333333333333</text:p>
          </table:table-cell>
          <table:table-cell table:formula="of:=-[.C67]" office:value-type="float" office:value="-0.90625" calcext:value-type="float">
            <text:p>-0,906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interpolation exponentielle puissance de 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G(a)</text:p>
          </table:table-cell>
          <table:table-cell office:value-type="string" calcext:value-type="string">
            <text:p>1/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1]" office:value-type="float" office:value="2.10337480108704E+033" calcext:value-type="float">
            <text:p>2,10337480108704E+033</text:p>
          </table:table-cell>
          <table:table-cell table:number-columns-repeated="3"/>
        </table:table-row>
        <table:table-row table:style-name="ro1">
          <table:table-cell/>
          <table:table-cell table:formula="of:=[.B63]/(10^([.B62]*[.C71]))" office:value-type="float" office:value="0.976300098962807" calcext:value-type="float">
            <text:p>0,976300098962807</text:p>
          </table:table-cell>
          <table:table-cell table:formula="of:=(LOG10([.C63])-LOG10([.B63]))/([.C62]-[.B62])" office:value-type="float" office:value="33.3333333333333" calcext:value-type="float">
            <text:p>33,3333333333333</text:p>
          </table:table-cell>
          <table:table-cell table:formula="of:=LOG10([.B71])" office:value-type="float" office:value="-0.0104166666666667" calcext:value-type="float">
            <text:p>-0,010416666666667</text:p>
          </table:table-cell>
          <table:table-cell table:formula="of:=1/[.C71]" office:value-type="float" office:value="0.03" calcext:value-type="float">
            <text:p>0,03</text:p>
          </table:table-cell>
          <table:table-cell/>
          <table:table-cell table:formula="of:=[.B71]*10^([.C71]*[.G70])" office:value-type="float" office:value="2.10337480108704E+033" calcext:value-type="float">
            <text:p>2,10337480108704E+033</text:p>
          </table:table-cell>
          <table:table-cell table:formula="of:=(LOG10([.H70])-[.D71])*[.E7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interpolation exponentie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G(a)</text:p>
          </table:table-cell>
          <table:table-cell office:value-type="string" calcext:value-type="string">
            <text:p>1/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5]" office:value-type="float" office:value="2.10337480108704E+033" calcext:value-type="float">
            <text:p>2,10337480108704E+033</text:p>
          </table:table-cell>
          <table:table-cell table:number-columns-repeated="3"/>
        </table:table-row>
        <table:table-row table:style-name="ro1">
          <table:table-cell/>
          <table:table-cell table:formula="of:=[.B63]/(EXP([.B62]*[.C75]))" office:value-type="float" office:value="0.976300098962807" calcext:value-type="float">
            <text:p>0,976300098962807</text:p>
          </table:table-cell>
          <table:table-cell table:formula="of:=(LN([.C63])-LN([.B63]))/([.C62]-[.B62])" office:value-type="float" office:value="76.7528364331349" calcext:value-type="float">
            <text:p>76,7528364331349</text:p>
          </table:table-cell>
          <table:table-cell table:formula="of:=LN([.B75])" office:value-type="float" office:value="-0.0239852613853546" calcext:value-type="float">
            <text:p>-0,023985261385355</text:p>
          </table:table-cell>
          <table:table-cell table:formula="of:=1/[.C75]" office:value-type="float" office:value="0.0130288344570976" calcext:value-type="float">
            <text:p>0,013028834457098</text:p>
          </table:table-cell>
          <table:table-cell/>
          <table:table-cell table:formula="of:=[.B75]*EXP([.C75]*[.G74])" office:value-type="float" office:value="2.10337480108704E+033" calcext:value-type="float">
            <text:p>2,10337480108704E+033</text:p>
          </table:table-cell>
          <table:table-cell table:formula="of:=(LN([.H74])-[.D75])*[.E7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polation exp par Libreoffi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table:formula="of:=SLOPE(LN([.C87:.C97]);[.B87:.B97])" office:value-type="float" office:value="68.6528817679231" calcext:value-type="float">
            <text:p>68,6528817679231</text:p>
          </table:table-cell>
          <table:table-cell table:formula="of:= EXP(INTERCEPT(LN([.C87:.C97]);[.B87:.B97]))" office:value-type="float" office:value="1.85621660508429" calcext:value-type="float">
            <text:p>1,85621660508429</text:p>
          </table:table-cell>
          <table:table-cell table:number-columns-repeated="2"/>
          <table:table-cell table:formula="of:=[.C79]*EXP([.B79]*[.B87])" office:value-type="float" office:value="1.89647018021031" calcext:value-type="float">
            <text:p>1,89647018021031</text:p>
          </table:table-cell>
          <table:table-cell office:value-type="float" office:value="0.794328234724281" calcext:value-type="float">
            <text:p>0,794328234724281</text:p>
          </table:table-cell>
          <table:table-cell office:value-type="float" office:value="0.230258509299405" calcext:value-type="float">
            <text:p>0,230258509299405</text:p>
          </table:table-cell>
          <table:table-cell table:formula="of:=[.G79]*EXP([.H79]*2)" office:value-type="float" office:value="1.25892541179417" calcext:value-type="float">
            <text:p>1,2589254117941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polation exp sur 2 poin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table:formula="of:=SLOPE(LN([.B63:.C63]);[.B62:.C62])" office:value-type="float" office:value="76.7528364331349" calcext:value-type="float">
            <text:p>76,7528364331349</text:p>
          </table:table-cell>
          <table:table-cell table:style-name="ce1" table:formula="of:= EXP(INTERCEPT(LN([.B63:.C63]);[.B62:.C62]))" office:value-type="float" office:value="0.976300098962807" calcext:value-type="float">
            <text:p>0,97630009896280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nterpolation linéaire</text:p>
          </table:table-cell>
          <table:table-cell/>
          <table:table-cell office:value-type="string" calcext:value-type="string">
            <text:p>interpolation exp sur 2 poin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table:number-columns-repeated="4"/>
        </table:table-row>
        <table:table-row table:style-name="ro1">
          <table:table-cell table:formula="of:=[.B19]" office:value-type="float" office:value="1" calcext:value-type="float">
            <text:p>1</text:p>
          </table:table-cell>
          <table:table-cell table:formula="of:=[.G19]" office:value-type="float" office:value="0.0003125" calcext:value-type="float">
            <text:p>0,0003125</text:p>
          </table:table-cell>
          <table:table-cell table:formula="of:=[.A87]" office:value-type="float" office:value="1" calcext:value-type="float">
            <text:p>1</text:p>
          </table:table-cell>
          <table:table-cell table:formula="of:=[.$B$67]*[.B87]+[.$C$67]" office:value-type="float" office:value="1" calcext:value-type="float">
            <text:p>1</text:p>
          </table:table-cell>
          <table:table-cell table:formula="of:=100*([.A87]-[.D87])/[.A87]" office:value-type="float" office:value="0" calcext:value-type="float">
            <text:p>0</text:p>
          </table:table-cell>
          <table:table-cell table:formula="of:=[.$C$83]*(EXP([.$B$83]*[.B87]))" office:value-type="float" office:value="1" calcext:value-type="float">
            <text:p>1</text:p>
          </table:table-cell>
          <table:table-cell table:formula="of:=100*([.A87]-[.F87])/[.A8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9]*EXP([.H79]*[.I87])" office:value-type="float" office:value="1" calcext:value-type="float">
            <text:p>1</text:p>
          </table:table-cell>
          <table:table-cell table:formula="of:=[.A87]/[.I87]" office:value-type="float" office:value="1" calcext:value-type="float">
            <text:p>1</text:p>
          </table:table-cell>
        </table:table-row>
        <table:table-row table:style-name="ro1">
          <table:table-cell table:formula="of:=[.B20]" office:value-type="float" office:value="1.25892541179417" calcext:value-type="float">
            <text:p>1,25892541179417</text:p>
          </table:table-cell>
          <table:table-cell table:formula="of:=[.G20]" office:value-type="float" office:value="0.0005640625" calcext:value-type="float">
            <text:p>0,0005640625</text:p>
          </table:table-cell>
          <table:table-cell table:formula="of:=[.A88]" office:value-type="float" office:value="1.25892541179417" calcext:value-type="float">
            <text:p>1,25892541179417</text:p>
          </table:table-cell>
          <table:table-cell table:formula="of:=[.$B$67]*[.B88]+[.$C$67]" office:value-type="float" office:value="1.07546875" calcext:value-type="float">
            <text:p>1,07546875</text:p>
          </table:table-cell>
          <table:table-cell table:formula="of:=100*([.A88]-[.D88])/[.A88]" office:value-type="float" office:value="14.572480631137" calcext:value-type="float">
            <text:p>14,572480631137</text:p>
          </table:table-cell>
          <table:table-cell table:formula="of:=[.$C$83]*(EXP([.$B$83]*[.B88]))" office:value-type="float" office:value="1.01949574296719" calcext:value-type="float">
            <text:p>1,01949574296719</text:p>
          </table:table-cell>
          <table:table-cell table:formula="of:=100*([.A88]-[.F88])/[.A88]" office:value-type="float" office:value="19.0185746179952" calcext:value-type="float">
            <text:p>19,018574617995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79]*EXP([.H79]*[.I88])" office:value-type="float" office:value="1.25892541179417" calcext:value-type="float">
            <text:p>1,25892541179417</text:p>
          </table:table-cell>
          <table:table-cell table:formula="of:=[.A88]/[.I88]" office:value-type="float" office:value="0.629462705897084" calcext:value-type="float">
            <text:p>0,629462705897084</text:p>
          </table:table-cell>
        </table:table-row>
        <table:table-row table:style-name="ro1">
          <table:table-cell table:formula="of:=[.B21]" office:value-type="float" office:value="1.58489319246111" calcext:value-type="float">
            <text:p>1,58489319246111</text:p>
          </table:table-cell>
          <table:table-cell table:formula="of:=[.G21]" office:value-type="float" office:value="0.0007890625" calcext:value-type="float">
            <text:p>0,0007890625</text:p>
          </table:table-cell>
          <table:table-cell table:formula="of:=[.A89]" office:value-type="float" office:value="1.58489319246111" calcext:value-type="float">
            <text:p>1,58489319246111</text:p>
          </table:table-cell>
          <table:table-cell table:formula="of:=[.$B$67]*[.B89]+[.$C$67]" office:value-type="float" office:value="1.14296875" calcext:value-type="float">
            <text:p>1,14296875</text:p>
          </table:table-cell>
          <table:table-cell table:formula="of:=100*([.A89]-[.D89])/[.A89]" office:value-type="float" office:value="27.8835472676154" calcext:value-type="float">
            <text:p>27,8835472676154</text:p>
          </table:table-cell>
          <table:table-cell table:formula="of:=[.$C$83]*(EXP([.$B$83]*[.B89]))" office:value-type="float" office:value="1.0372547126335" calcext:value-type="float">
            <text:p>1,0372547126335</text:p>
          </table:table-cell>
          <table:table-cell table:formula="of:=100*([.A89]-[.F89])/[.A89]" office:value-type="float" office:value="34.5536520967199" calcext:value-type="float">
            <text:p>34,553652096719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79]*EXP([.H79]*[.I89])" office:value-type="float" office:value="1.58489319246111" calcext:value-type="float">
            <text:p>1,58489319246111</text:p>
          </table:table-cell>
          <table:table-cell table:formula="of:=[.A89]/[.I89]" office:value-type="float" office:value="0.528297730820371" calcext:value-type="float">
            <text:p>0,528297730820371</text:p>
          </table:table-cell>
        </table:table-row>
        <table:table-row table:style-name="ro1">
          <table:table-cell table:formula="of:=[.B22]" office:value-type="float" office:value="1.99526231496888" calcext:value-type="float">
            <text:p>1,99526231496888</text:p>
          </table:table-cell>
          <table:table-cell table:formula="of:=[.G22]" office:value-type="float" office:value="0.00125" calcext:value-type="float">
            <text:p>0,00125</text:p>
          </table:table-cell>
          <table:table-cell table:formula="of:=[.A90]" office:value-type="float" office:value="1.99526231496888" calcext:value-type="float">
            <text:p>1,99526231496888</text:p>
          </table:table-cell>
          <table:table-cell table:formula="of:=[.$B$67]*[.B90]+[.$C$67]" office:value-type="float" office:value="1.28125" calcext:value-type="float">
            <text:p>1,28125</text:p>
          </table:table-cell>
          <table:table-cell table:formula="of:=100*([.A90]-[.D90])/[.A90]" office:value-type="float" office:value="35.7853856915057" calcext:value-type="float">
            <text:p>35,7853856915057</text:p>
          </table:table-cell>
          <table:table-cell table:formula="of:=[.$C$83]*(EXP([.$B$83]*[.B90]))" office:value-type="float" office:value="1.07460782832132" calcext:value-type="float">
            <text:p>1,07460782832132</text:p>
          </table:table-cell>
          <table:table-cell table:formula="of:=100*([.A90]-[.F90])/[.A90]" office:value-type="float" office:value="46.1420275289428" calcext:value-type="float">
            <text:p>46,1420275289428</text:p>
          </table:table-cell>
          <table:table-cell table:number-columns-repeated="4"/>
        </table:table-row>
        <table:table-row table:style-name="ro1">
          <table:table-cell table:formula="of:=[.B23]" office:value-type="float" office:value="2.51188643150958" calcext:value-type="float">
            <text:p>2,51188643150958</text:p>
          </table:table-cell>
          <table:table-cell table:formula="of:=[.G23]" office:value-type="float" office:value="0.00190625" calcext:value-type="float">
            <text:p>0,00190625</text:p>
          </table:table-cell>
          <table:table-cell table:formula="of:=[.A91]" office:value-type="float" office:value="2.51188643150958" calcext:value-type="float">
            <text:p>2,51188643150958</text:p>
          </table:table-cell>
          <table:table-cell table:formula="of:=[.$B$67]*[.B91]+[.$C$67]" office:value-type="float" office:value="1.478125" calcext:value-type="float">
            <text:p>1,478125</text:p>
          </table:table-cell>
          <table:table-cell table:formula="of:=100*([.A91]-[.D91])/[.A91]" office:value-type="float" office:value="41.1547838525612" calcext:value-type="float">
            <text:p>41,1547838525612</text:p>
          </table:table-cell>
          <table:table-cell table:formula="of:=[.$C$83]*(EXP([.$B$83]*[.B91]))" office:value-type="float" office:value="1.13012114287856" calcext:value-type="float">
            <text:p>1,13012114287856</text:p>
          </table:table-cell>
          <table:table-cell table:formula="of:=100*([.A91]-[.F91])/[.A91]" office:value-type="float" office:value="55.0090669425932" calcext:value-type="float">
            <text:p>55,0090669425932</text:p>
          </table:table-cell>
          <table:table-cell table:number-columns-repeated="4"/>
        </table:table-row>
        <table:table-row table:style-name="ro1">
          <table:table-cell table:formula="of:=[.B24]" office:value-type="float" office:value="3.16227766016838" calcext:value-type="float">
            <text:p>3,16227766016838</text:p>
          </table:table-cell>
          <table:table-cell table:formula="of:=[.G24]" office:value-type="float" office:value="0.0041328125" calcext:value-type="float">
            <text:p>0,0041328125</text:p>
          </table:table-cell>
          <table:table-cell table:formula="of:=[.A92]" office:value-type="float" office:value="3.16227766016838" calcext:value-type="float">
            <text:p>3,16227766016838</text:p>
          </table:table-cell>
          <table:table-cell table:formula="of:=[.$B$67]*[.B92]+[.$C$67]" office:value-type="float" office:value="2.14609375" calcext:value-type="float">
            <text:p>2,14609375</text:p>
          </table:table-cell>
          <table:table-cell table:formula="of:=100*([.A92]-[.D92])/[.A92]" office:value-type="float" office:value="32.1345567774802" calcext:value-type="float">
            <text:p>32,1345567774802</text:p>
          </table:table-cell>
          <table:table-cell table:formula="of:=[.$C$83]*(EXP([.$B$83]*[.B92]))" office:value-type="float" office:value="1.34073747953841" calcext:value-type="float">
            <text:p>1,34073747953841</text:p>
          </table:table-cell>
          <table:table-cell table:formula="of:=100*([.A92]-[.F92])/[.A92]" office:value-type="float" office:value="57.6021582030522" calcext:value-type="float">
            <text:p>57,6021582030522</text:p>
          </table:table-cell>
          <table:table-cell table:number-columns-repeated="4"/>
        </table:table-row>
        <table:table-row table:style-name="ro1">
          <table:table-cell table:formula="of:=[.B25]" office:value-type="float" office:value="3.98107170553497" calcext:value-type="float">
            <text:p>3,98107170553497</text:p>
          </table:table-cell>
          <table:table-cell table:formula="of:=[.G25]" office:value-type="float" office:value="0.005078125" calcext:value-type="float">
            <text:p>0,005078125</text:p>
          </table:table-cell>
          <table:table-cell table:formula="of:=[.A93]" office:value-type="float" office:value="3.98107170553497" calcext:value-type="float">
            <text:p>3,98107170553497</text:p>
          </table:table-cell>
          <table:table-cell table:formula="of:=[.$B$67]*[.B93]+[.$C$67]" office:value-type="float" office:value="2.4296875" calcext:value-type="float">
            <text:p>2,4296875</text:p>
          </table:table-cell>
          <table:table-cell table:formula="of:=100*([.A93]-[.D93])/[.A93]" office:value-type="float" office:value="38.9690093594157" calcext:value-type="float">
            <text:p>38,9690093594157</text:p>
          </table:table-cell>
          <table:table-cell table:formula="of:=[.$C$83]*(EXP([.$B$83]*[.B93]))" office:value-type="float" office:value="1.44163117962919" calcext:value-type="float">
            <text:p>1,44163117962919</text:p>
          </table:table-cell>
          <table:table-cell table:formula="of:=100*([.A93]-[.F93])/[.A93]" office:value-type="float" office:value="63.787862006483" calcext:value-type="float">
            <text:p>63,787862006483</text:p>
          </table:table-cell>
          <table:table-cell table:number-columns-repeated="4"/>
        </table:table-row>
        <table:table-row table:style-name="ro1">
          <table:table-cell table:formula="of:=[.B26]" office:value-type="float" office:value="5.01187233627272" calcext:value-type="float">
            <text:p>5,01187233627272</text:p>
          </table:table-cell>
          <table:table-cell table:formula="of:=[.G26]" office:value-type="float" office:value="0.0078125" calcext:value-type="float">
            <text:p>0,0078125</text:p>
          </table:table-cell>
          <table:table-cell table:formula="of:=[.A94]" office:value-type="float" office:value="5.01187233627272" calcext:value-type="float">
            <text:p>5,01187233627272</text:p>
          </table:table-cell>
          <table:table-cell table:formula="of:=[.$B$67]*[.B94]+[.$C$67]" office:value-type="float" office:value="3.25" calcext:value-type="float">
            <text:p>3,25</text:p>
          </table:table-cell>
          <table:table-cell table:formula="of:=100*([.A94]-[.D94])/[.A94]" office:value-type="float" office:value="35.1539747635114" calcext:value-type="float">
            <text:p>35,1539747635114</text:p>
          </table:table-cell>
          <table:table-cell table:formula="of:=[.$C$83]*(EXP([.$B$83]*[.B94]))" office:value-type="float" office:value="1.77827941003892" calcext:value-type="float">
            <text:p>1,77827941003892</text:p>
          </table:table-cell>
          <table:table-cell table:formula="of:=100*([.A94]-[.F94])/[.A94]" office:value-type="float" office:value="64.5186610766425" calcext:value-type="float">
            <text:p>64,5186610766425</text:p>
          </table:table-cell>
          <table:table-cell table:number-columns-repeated="4"/>
        </table:table-row>
        <table:table-row table:style-name="ro1">
          <table:table-cell table:formula="of:=[.B27]" office:value-type="float" office:value="6.30957344480193" calcext:value-type="float">
            <text:p>6,30957344480193</text:p>
          </table:table-cell>
          <table:table-cell table:formula="of:=[.G27]" office:value-type="float" office:value="0.01296875" calcext:value-type="float">
            <text:p>0,01296875</text:p>
          </table:table-cell>
          <table:table-cell table:formula="of:=[.A95]" office:value-type="float" office:value="6.30957344480193" calcext:value-type="float">
            <text:p>6,30957344480193</text:p>
          </table:table-cell>
          <table:table-cell table:formula="of:=[.$B$67]*[.B95]+[.$C$67]" office:value-type="float" office:value="4.796875" calcext:value-type="float">
            <text:p>4,796875</text:p>
          </table:table-cell>
          <table:table-cell table:formula="of:=100*([.A95]-[.D95])/[.A95]" office:value-type="float" office:value="23.974654674131" calcext:value-type="float">
            <text:p>23,974654674131</text:p>
          </table:table-cell>
          <table:table-cell table:formula="of:=[.$C$83]*(EXP([.$B$83]*[.B95]))" office:value-type="float" office:value="2.64164832038609" calcext:value-type="float">
            <text:p>2,64164832038609</text:p>
          </table:table-cell>
          <table:table-cell table:formula="of:=100*([.A95]-[.F95])/[.A95]" office:value-type="float" office:value="58.1326956014375" calcext:value-type="float">
            <text:p>58,1326956014375</text:p>
          </table:table-cell>
          <table:table-cell table:number-columns-repeated="4"/>
        </table:table-row>
        <table:table-row table:style-name="ro1">
          <table:table-cell table:formula="of:=[.B28]" office:value-type="float" office:value="7.94328234724282" calcext:value-type="float">
            <text:p>7,94328234724282</text:p>
          </table:table-cell>
          <table:table-cell table:formula="of:=[.G28]" office:value-type="float" office:value="0.020234375" calcext:value-type="float">
            <text:p>0,020234375</text:p>
          </table:table-cell>
          <table:table-cell table:formula="of:=[.A96]" office:value-type="float" office:value="7.94328234724282" calcext:value-type="float">
            <text:p>7,94328234724282</text:p>
          </table:table-cell>
          <table:table-cell table:formula="of:=[.$B$67]*[.B96]+[.$C$67]" office:value-type="float" office:value="6.9765625" calcext:value-type="float">
            <text:p>6,9765625</text:p>
          </table:table-cell>
          <table:table-cell table:formula="of:=100*([.A96]-[.D96])/[.A96]" office:value-type="float" office:value="12.1702818177976" calcext:value-type="float">
            <text:p>12,1702818177976</text:p>
          </table:table-cell>
          <table:table-cell table:formula="of:=[.$C$83]*(EXP([.$B$83]*[.B96]))" office:value-type="float" office:value="4.61383968273321" calcext:value-type="float">
            <text:p>4,61383968273321</text:p>
          </table:table-cell>
          <table:table-cell table:formula="of:=100*([.A96]-[.F96])/[.A96]" office:value-type="float" office:value="41.9151997746282" calcext:value-type="float">
            <text:p>41,9151997746282</text:p>
          </table:table-cell>
          <table:table-cell table:number-columns-repeated="4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[.G29]" office:value-type="float" office:value="0.0303125" calcext:value-type="float">
            <text:p>0,0303125</text:p>
          </table:table-cell>
          <table:table-cell table:formula="of:=[.A97]" office:value-type="float" office:value="10" calcext:value-type="float">
            <text:p>10</text:p>
          </table:table-cell>
          <table:table-cell table:formula="of:=[.$B$67]*[.B97]+[.$C$67]" office:value-type="float" office:value="10" calcext:value-type="float">
            <text:p>10</text:p>
          </table:table-cell>
          <table:table-cell table:formula="of:=100*([.A97]-[.D97])/[.A97]" office:value-type="float" office:value="0" calcext:value-type="float">
            <text:p>0</text:p>
          </table:table-cell>
          <table:table-cell table:formula="of:=[.$C$83]*(EXP([.$B$83]*[.B97]))" office:value-type="float" office:value="10" calcext:value-type="float">
            <text:p>10</text:p>
          </table:table-cell>
          <table:table-cell table:formula="of:=100*([.A97]-[.F97])/[.A97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20:25:52.24268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5T17:11:56.698000000</dc:date>
    <meta:editing-duration>PT3H35M26S</meta:editing-duration>
    <meta:editing-cycles>39</meta:editing-cycles>
    <meta:generator>LibreOffice/5.2.7.2$Linux_X86_64 LibreOffice_project/20m0$Build-2</meta:generator>
    <meta:document-statistic meta:table-count="4" meta:cell-count="6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5:Feuille2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Feuille2.A25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5:Feuille2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25:Feuille2.A45</svg:desc>
                </draw:g>
              </table:table-cell>
              <table:table-cell office:value-type="float" office:value="1">
                <text:p>1</text:p>
                <draw:g>
                  <svg:desc>Feuille2.B25:Feuille2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4.B87:Feuille4.B109 Feuille4.H87:Feuille4.H109" svg:x="0.32cm" svg:y="0.18cm" svg:width="12.428cm" svg:height="8.64cm">
          <chartooo:coordinate-region svg:x="1.418cm" svg:y="0.38cm" svg:width="11.1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B87:Feuille4.B109" chart:class="chart:line">
            <chart:data-point chart:repeated="23"/>
          </chart:series>
          <chart:series chart:style-name="ch7" chart:values-cell-range-address="Feuille4.H87:Feuille4.H109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25">
                <text:p>0.0003125</text:p>
                <draw:g>
                  <svg:desc>Feuille4.B87:Feuille4.B109</svg:desc>
                </draw:g>
              </table:table-cell>
              <table:table-cell office:value-type="float" office:value="NaN">
                <text:p>NaN</text:p>
                <draw:g>
                  <svg:desc>Feuille4.H87:Feuille4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90625">
                <text:p>0.00078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">
                <text:p>0.0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0625">
                <text:p>0.001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28125">
                <text:p>0.00413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078125">
                <text:p>0.005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96875">
                <text:p>0.01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234375">
                <text:p>0.0202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125">
                <text:p>0.03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20.85cm" svg:y="6.655cm" style:legend-expansion="high" chart:style-name="ch2"/>
        <chart:plot-area chart:style-name="ch3" table:cell-range-address="Feuille4.B87:Feuille4.C97 Feuille4.C86:Feuille4.C86" chart:data-source-has-labels="both" svg:x="0.512cm" svg:y="0.288cm" svg:width="19.826cm" svg:height="13.831cm">
          <chartooo:coordinate-region svg:x="1.306cm" svg:y="0.288cm" svg:width="18.42cm" svg:height="11.769cm"/>
          <chart:axis chart:dimension="x" chart:name="primary-x" chart:style-name="ch4" chartooo:axis-type="auto">
            <chartooo:date-scale/>
            <chart:categories table:cell-range-address="Feuille4.B87:Feuille4.B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87:Feuille4.C97" chart:label-cell-address="Feuille4.C86:Feuille4.C86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Feuille4.C86:Feuille4.C86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Feuille4.B87:Feuille4.B97</svg:desc>
                </draw:g>
              </table:table-cell>
              <table:table-cell office:value-type="float" office:value="1">
                <text:p>1</text:p>
                <draw:g>
                  <svg:desc>Feuille4.C87:Feuille4.C97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